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T Sans" svg:font-family="'PT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5dc" officeooo:paragraph-rsid="0015f5dc"/>
    </style:style>
    <style:style style:name="P2" style:family="paragraph" style:parent-style-name="Standard">
      <style:text-properties officeooo:rsid="0015f5dc" officeooo:paragraph-rsid="00162197"/>
    </style:style>
    <style:style style:name="P3" style:family="paragraph" style:parent-style-name="Standard">
      <style:text-properties officeooo:rsid="0015f5dc" officeooo:paragraph-rsid="002c5c41"/>
    </style:style>
    <style:style style:name="P4" style:family="paragraph" style:parent-style-name="Standard">
      <style:text-properties officeooo:rsid="00162197" officeooo:paragraph-rsid="00162197"/>
    </style:style>
    <style:style style:name="P5" style:family="paragraph" style:parent-style-name="Standard">
      <style:text-properties officeooo:rsid="00174afc" officeooo:paragraph-rsid="00174afc"/>
    </style:style>
    <style:style style:name="P6" style:family="paragraph" style:parent-style-name="Standard">
      <style:text-properties officeooo:rsid="0018bd89" officeooo:paragraph-rsid="0018bd89"/>
    </style:style>
    <style:style style:name="P7" style:family="paragraph" style:parent-style-name="Standard">
      <style:text-properties officeooo:rsid="001bba55" officeooo:paragraph-rsid="001bba55"/>
    </style:style>
    <style:style style:name="P8" style:family="paragraph" style:parent-style-name="Standard">
      <style:text-properties officeooo:rsid="001dce24" officeooo:paragraph-rsid="001dce24"/>
    </style:style>
    <style:style style:name="P9" style:family="paragraph" style:parent-style-name="Standard">
      <style:text-properties officeooo:rsid="001ea928" officeooo:paragraph-rsid="001ea928"/>
    </style:style>
    <style:style style:name="P10" style:family="paragraph" style:parent-style-name="Standard">
      <style:text-properties officeooo:rsid="001f83f7" officeooo:paragraph-rsid="001f83f7"/>
    </style:style>
    <style:style style:name="P11" style:family="paragraph" style:parent-style-name="Standard">
      <style:text-properties officeooo:rsid="00216ba4" officeooo:paragraph-rsid="00216ba4"/>
    </style:style>
    <style:style style:name="P12" style:family="paragraph" style:parent-style-name="Standard">
      <style:text-properties officeooo:rsid="00263703" officeooo:paragraph-rsid="00263703"/>
    </style:style>
    <style:style style:name="P13" style:family="paragraph" style:parent-style-name="Standard">
      <style:text-properties officeooo:rsid="002653c7" officeooo:paragraph-rsid="002653c7"/>
    </style:style>
    <style:style style:name="P14" style:family="paragraph" style:parent-style-name="Standard">
      <style:text-properties officeooo:rsid="0028247a" officeooo:paragraph-rsid="0028247a"/>
    </style:style>
    <style:style style:name="P15" style:family="paragraph" style:parent-style-name="Standard">
      <style:text-properties officeooo:rsid="002874f1" officeooo:paragraph-rsid="002874f1"/>
    </style:style>
    <style:style style:name="P16" style:family="paragraph" style:parent-style-name="Standard">
      <style:text-properties officeooo:rsid="00289bb4" officeooo:paragraph-rsid="00289bb4"/>
    </style:style>
    <style:style style:name="P17" style:family="paragraph" style:parent-style-name="Standard">
      <style:text-properties officeooo:rsid="0028cfb9" officeooo:paragraph-rsid="0028cfb9"/>
    </style:style>
    <style:style style:name="P18" style:family="paragraph" style:parent-style-name="Standard">
      <style:text-properties officeooo:rsid="002a1c35" officeooo:paragraph-rsid="002a1c35"/>
    </style:style>
    <style:style style:name="P19" style:family="paragraph" style:parent-style-name="Standard">
      <style:text-properties officeooo:rsid="002ffb08" officeooo:paragraph-rsid="00466686"/>
    </style:style>
    <style:style style:name="P20" style:family="paragraph" style:parent-style-name="Standard">
      <style:text-properties officeooo:rsid="0035b428" officeooo:paragraph-rsid="0035b428"/>
    </style:style>
    <style:style style:name="P21" style:family="paragraph" style:parent-style-name="Standard">
      <style:paragraph-properties fo:text-align="center" style:justify-single-word="false"/>
      <style:text-properties fo:font-weight="bold" officeooo:rsid="00398a99" officeooo:paragraph-rsid="00398a99" style:font-weight-asian="bold" style:font-weight-complex="bold"/>
    </style:style>
    <style:style style:name="P22" style:family="paragraph" style:parent-style-name="Standard">
      <style:paragraph-properties fo:text-align="start" style:justify-single-word="false"/>
      <style:text-properties fo:font-weight="bold" officeooo:rsid="00398a99" officeooo:paragraph-rsid="00398a99" style:font-weight-asian="bold" style:font-weight-complex="bold"/>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officeooo:rsid="0015f5dc" officeooo:paragraph-rsid="0015f5dc" style:font-weight-asian="bold" style:font-weight-complex="bold"/>
    </style:style>
    <style:style style:name="P24" style:family="paragraph" style:parent-style-name="Standard">
      <style:text-properties officeooo:rsid="00398a99" officeooo:paragraph-rsid="00398a99"/>
    </style:style>
    <style:style style:name="P25" style:family="paragraph" style:parent-style-name="Standard">
      <style:text-properties officeooo:rsid="003a01b9" officeooo:paragraph-rsid="003a01b9"/>
    </style:style>
    <style:style style:name="P26" style:family="paragraph" style:parent-style-name="Standard">
      <style:text-properties officeooo:rsid="003a01b9" officeooo:paragraph-rsid="00466686"/>
    </style:style>
    <style:style style:name="P27" style:family="paragraph" style:parent-style-name="Standard">
      <style:text-properties officeooo:rsid="003a0666" officeooo:paragraph-rsid="00466686"/>
    </style:style>
    <style:style style:name="P28" style:family="paragraph" style:parent-style-name="Standard">
      <style:text-properties officeooo:rsid="003c4333" officeooo:paragraph-rsid="003c4333"/>
    </style:style>
    <style:style style:name="P29" style:family="paragraph" style:parent-style-name="Standard">
      <style:text-properties officeooo:rsid="003c4333" officeooo:paragraph-rsid="00466686"/>
    </style:style>
    <style:style style:name="P30" style:family="paragraph" style:parent-style-name="Standard">
      <style:text-properties officeooo:rsid="003e0e48" officeooo:paragraph-rsid="0046e0a1"/>
    </style:style>
    <style:style style:name="P31" style:family="paragraph" style:parent-style-name="Standard">
      <style:text-properties officeooo:rsid="0040d72d" officeooo:paragraph-rsid="0040d72d"/>
    </style:style>
    <style:style style:name="P32" style:family="paragraph" style:parent-style-name="Standard">
      <style:text-properties officeooo:rsid="0044aecc" officeooo:paragraph-rsid="0044aecc"/>
    </style:style>
    <style:style style:name="T1" style:family="text">
      <style:text-properties officeooo:rsid="00162197"/>
    </style:style>
    <style:style style:name="T2" style:family="text">
      <style:text-properties officeooo:rsid="00174afc"/>
    </style:style>
    <style:style style:name="T3" style:family="text">
      <style:text-properties officeooo:rsid="0018bd89"/>
    </style:style>
    <style:style style:name="T4" style:family="text">
      <style:text-properties officeooo:rsid="0019d25b"/>
    </style:style>
    <style:style style:name="T5" style:family="text">
      <style:text-properties fo:font-weight="bold" style:font-weight-asian="bold" style:font-weight-complex="bold"/>
    </style:style>
    <style:style style:name="T6" style:family="text">
      <style:text-properties fo:font-weight="bold" officeooo:rsid="0019d25b" style:font-weight-asian="bold" style:font-weight-complex="bold"/>
    </style:style>
    <style:style style:name="T7" style:family="text">
      <style:text-properties fo:font-weight="bold" officeooo:rsid="0018bd89" style:font-weight-asian="bold" style:font-weight-complex="bold"/>
    </style:style>
    <style:style style:name="T8" style:family="text">
      <style:text-properties fo:font-weight="bold" officeooo:rsid="002c5c41" style:font-weight-asian="bold" style:font-weight-complex="bold"/>
    </style:style>
    <style:style style:name="T9" style:family="text">
      <style:text-properties fo:font-weight="bold" officeooo:rsid="002e3885" style:font-weight-asian="bold" style:font-weight-complex="bold"/>
    </style:style>
    <style:style style:name="T10" style:family="text">
      <style:text-properties fo:font-weight="bold" officeooo:rsid="0035b428" style:font-weight-asian="bold" style:font-weight-complex="bold"/>
    </style:style>
    <style:style style:name="T11" style:family="text">
      <style:text-properties fo:font-weight="bold" officeooo:rsid="002ffb08" style:font-weight-asian="bold" style:font-weight-complex="bold"/>
    </style:style>
    <style:style style:name="T12" style:family="text">
      <style:text-properties fo:font-weight="bold" officeooo:rsid="003b32b8" style:font-weight-asian="bold" style:font-weight-complex="bold"/>
    </style:style>
    <style:style style:name="T13" style:family="text">
      <style:text-properties fo:font-weight="bold" officeooo:rsid="003a01b9" style:font-weight-asian="bold" style:font-weight-complex="bold"/>
    </style:style>
    <style:style style:name="T14" style:family="text">
      <style:text-properties fo:font-weight="bold" officeooo:rsid="00466686" style:font-weight-asian="bold" style:font-weight-complex="bold"/>
    </style:style>
    <style:style style:name="T15" style:family="text">
      <style:text-properties fo:font-weight="bold" officeooo:rsid="0046e0a1" style:font-weight-asian="bold" style:font-weight-complex="bold"/>
    </style:style>
    <style:style style:name="T16" style:family="text">
      <style:text-properties fo:font-weight="bold" officeooo:rsid="00475c82" style:font-weight-asian="bold" style:font-weight-complex="bold"/>
    </style:style>
    <style:style style:name="T17" style:family="text">
      <style:text-properties fo:font-weight="bold" officeooo:rsid="0048e293"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9d25b" style:font-weight-asian="normal" style:font-weight-complex="normal"/>
    </style:style>
    <style:style style:name="T20" style:family="text">
      <style:text-properties fo:font-weight="normal" officeooo:rsid="002c5c41" style:font-weight-asian="normal" style:font-weight-complex="normal"/>
    </style:style>
    <style:style style:name="T21" style:family="text">
      <style:text-properties fo:font-weight="normal" officeooo:rsid="002ffb08" style:font-weight-asian="normal" style:font-weight-complex="normal"/>
    </style:style>
    <style:style style:name="T22" style:family="text">
      <style:text-properties fo:font-weight="normal" officeooo:rsid="003f1f2d" style:font-weight-asian="normal" style:font-weight-complex="normal"/>
    </style:style>
    <style:style style:name="T23" style:family="text">
      <style:text-properties fo:font-weight="normal" officeooo:rsid="0046e0a1" style:font-weight-asian="normal" style:font-weight-complex="normal"/>
    </style:style>
    <style:style style:name="T24" style:family="text">
      <style:text-properties officeooo:rsid="001bba55"/>
    </style:style>
    <style:style style:name="T25" style:family="text">
      <style:text-properties officeooo:rsid="001d8165"/>
    </style:style>
    <style:style style:name="T26" style:family="text">
      <style:text-properties officeooo:rsid="001ea928"/>
    </style:style>
    <style:style style:name="T27" style:family="text">
      <style:text-properties officeooo:rsid="001f384b"/>
    </style:style>
    <style:style style:name="T28" style:family="text">
      <style:text-properties officeooo:rsid="00216ba4"/>
    </style:style>
    <style:style style:name="T29" style:family="text">
      <style:text-properties officeooo:rsid="002653c7"/>
    </style:style>
    <style:style style:name="T30" style:family="text">
      <style:text-properties officeooo:rsid="002874f1"/>
    </style:style>
    <style:style style:name="T31" style:family="text">
      <style:text-properties officeooo:rsid="00289bb4"/>
    </style:style>
    <style:style style:name="T32" style:family="text">
      <style:text-properties officeooo:rsid="0028cfb9"/>
    </style:style>
    <style:style style:name="T33" style:family="text">
      <style:text-properties officeooo:rsid="002a1c35"/>
    </style:style>
    <style:style style:name="T34" style:family="text">
      <style:text-properties officeooo:rsid="002c5c41"/>
    </style:style>
    <style:style style:name="T35" style:family="text">
      <style:text-properties officeooo:rsid="002cad56"/>
    </style:style>
    <style:style style:name="T36" style:family="text">
      <style:text-properties officeooo:rsid="002e0ac2"/>
    </style:style>
    <style:style style:name="T37" style:family="text">
      <style:text-properties officeooo:rsid="002e3885"/>
    </style:style>
    <style:style style:name="T38" style:family="text">
      <style:text-properties officeooo:rsid="0033bd5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ab04</text:p>
      <text:p text:style-name="P21"/>
      <text:p text:style-name="P22">Alunos: <text:span text:style-name="T18">Dicksiano Carvalho Melo, Ítalo Tabatinga, Talize Facó.</text:span></text:p>
      <text:p text:style-name="P1"/>
      <text:p text:style-name="P24">Segue a explicação de cada restrição do Lab04. Tendo em vista que são diversas restrições, tentamos seguir todas as restrições a risca e, sempre que possível, criar um teste para mostrar que a restrição de fato está sendo atendida. Contudo, perceba que algumas restrições são arquiteturais, logo não seria possível criar um teste de unidade. <text:s/>Sendo assim, explicamos detalhadamente todos os requisitos e, quando possível, criamos um teste para validar. Observer que para facilitar a correção, além de explicar porque o requisito foi atendido, também tivemos a preocupação de ressaltar em qual parte do código a restrição é atendida.</text:p>
      <text:p text:style-name="P24"/>
      <text:p text:style-name="P23">Restrições e Requisitos</text:p>
      <text:p text:style-name="P1"/>
      <text:p text:style-name="P3">1. <text:s/>NFNaoFinalizada <text:span text:style-name="T4">é construída a partir de NFBuilder. Antes de chamar o método </text:span><text:span text:style-name="T6">build() </text:span><text:span text:style-name="T19">de NFBuilder, é preciso adicionar a lista de <text:s/>IV. Caso o método </text:span><text:span text:style-name="T6">build()</text:span><text:span text:style-name="T19"> seja chamado com uma lista vázia, a</text:span> Excessão “Não é possível criar uma lista vázia” <text:span text:style-name="T4">é lançada</text:span>.</text:p>
      <text:p text:style-name="P3"/>
      <text:p text:style-name="P3"><text:span text:style-name="T34">Observação: as classes NFNaoFinalizada e a classe NFFinal são instanciadas utilizando o Padrão de Projeto </text:span><text:span text:style-name="T8">fluent builder</text:span><text:span text:style-name="T20">.</text:span><text:span text:style-name="T34"> </text:span><text:line-break/><text:line-break/>Veja classe NFNaoFinalizada, mais especificamente n<text:span text:style-name="T4">a classe NFBuilder no método </text:span><text:span text:style-name="T6">build()</text:span>. <text:span text:style-name="T37">Além disso, veja o teste </text:span><text:span text:style-name="T9">testCriarNotaFiscalVazia – </text:span><text:span text:style-name="T14">arquivo Requisito1_2_3_4_6</text:span><text:span text:style-name="T9">.</text:span></text:p>
      <text:p text:style-name="P1"/>
      <text:p text:style-name="P2">2. <text:span text:style-name="T1">NFNaoFinalizada recebe uma lista de pares P/S associado com uma quantidade. Assim, os objetos de IV são intanciados dentro de NFNaoFinalizada, logo cada IV está associado ao objeto de NFNaoFinalizada na qual ele foi construída, garantindo que cada IV pertença apenas a uma única NF, que é seu “pai”.</text:span></text:p>
      <text:p text:style-name="P2"/>
      <text:p text:style-name="P19">Veja a classe NFNaoFinalizada, mais especificamente no <text:s/>construtor. Veja também o teste <text:span text:style-name="T5">testCriarIVnaNF</text:span><text:span text:style-name="T9"> – </text:span><text:span text:style-name="T14">arquivo Requisito1_2_3_4_6</text:span><text:span text:style-name="T18">.</text:span></text:p>
      <text:p text:style-name="P2"/>
      <text:p text:style-name="P4">3. <text:span text:style-name="T2">Cada objeto de IV é construído a partir de número inteiro que representa a quantidade de produtos e um P/S. Assim, fica definido diretamente que cada IV se refere exatamente a um único P/S.</text:span></text:p>
      <text:p text:style-name="P4"/>
      <text:p text:style-name="P19">Veja a classe <text:span text:style-name="T38">ItemDeVenda</text:span>, mais especificamente no <text:s/>construtor. Veja também o teste <text:span text:style-name="T5">testCriarIVnaNF</text:span><text:span text:style-name="T9"> – </text:span><text:span text:style-name="T14">arquivo Requisito1_2_3_4_6</text:span><text:span text:style-name="T18">.</text:span></text:p>
      <text:p text:style-name="P4"/>
      <text:p text:style-name="P4"/>
      <text:p text:style-name="P5">4. <text:span text:style-name="T3">Cada P/S é construído apenas dentro de IV ou por outro P/S. Um objeto IV recebe uma string com o nome do P/S e faz uma requisição ao banco de dados de P/S (veja </text:span><text:span text:style-name="T7">requisito 5</text:span><text:span text:style-name="T3">) e, dessa forma, <text:s/>um P/S é criado dentro de IV. Ocorre o mesmo quando um P/S é criado dentro de outro P/S Assim, um objeto de P/S sempre pertencerá ao seu “pai” que pode ser um IV ou um P/S.</text:span></text:p>
      <text:p text:style-name="P5"/>
      <text:p text:style-name="P6">5. <text:span text:style-name="T24">Para criar um objeto P/S, deve-se fazer uma requisição ao BD:P/S e ele retorna um objeto de P/S. Assim, apenas BD:P/S cria um objeto de P/S. As classes que precisarem de um objeto ainda não instanciado de P/S tem que fazer a requisição para BD:PS.</text:span></text:p>
      <text:p text:style-name="P6"/>
      <text:p text:style-name="P7"><text:soft-page-break/>6. <text:span text:style-name="T25">Uma vez que esse problema é mais crítico, elaboramos uma solução que passa por 3 classes: NFNaoFinalizada, NFFinal, ValidadorNotaFiscal. Primeiramente, deve-se criar uma NFNaoFinalizada. Essa classe não é imutável. Assim, pode-se adicionar/retirar IV. Uma vez que já tenham sido adicionados todos os IV e o cliente deseje a nota fiscal finalizada, ele deve passar o objeto de NFNaoFinalizada para o ValidadorNotaFiscal e ele faz a validação com o BD:NF. Caso o BD valide a criação da nota fiscal, cria-se um objeto da classe NFFinal. Essa classe é imutável. Assim, cumpre-se todos os requisitos.</text:span></text:p>
      <text:p text:style-name="P7"/>
      <text:p text:style-name="P8">7. Ao se validar uma NFNaoFinalizada, <text:span text:style-name="T26">o banco de dados produz um ID que é usado para construir um objeto da classe BD:NF. Já a classe NFNaoFinalizada não possui um campo ID, logo elas não entram na sequencia de IDs.</text:span></text:p>
      <text:p text:style-name="P8"/>
      <text:p text:style-name="P9">8. <text:span text:style-name="T27">Cada classe que representa um imposto é derivada da classe abstrata Imposto. Esta classe possui o atributo aliqDefault que representa a alíquota default e, desse modo, toda classe derivada já nasce com a responsabilidade de ter um valor para a alíquota default.<text:line-break/><text:line-break/>Veja o teste </text:span><text:span text:style-name="T10">aliquotaEhDadaPorBDIMP – </text:span><text:span text:style-name="T14">Arquivo Requisito8</text:span></text:p>
      <text:p text:style-name="P9"/>
      <text:p text:style-name="P10">9. Temos a classe abstrata Imposto e todos os novos impostos derivam desta classe. Dessa forma, cada novo imposto vai ser derivado da classe pai imposto e terá que implementar todas as responsabilidades da classe pai. Desse modo, <text:span text:style-name="T28">pode-se adicionar quantos impostos desejar sem afetar outros sistemas.</text:span></text:p>
      <text:p text:style-name="P10"/>
      <text:p text:style-name="P20">Veja a classe abstrata <text:span text:style-name="T5">Imposto</text:span><text:span text:style-name="T18"> e perceba que ImpostoCidade, ImpostoEstado são derivadas dessa classe pai.</text:span></text:p>
      <text:p text:style-name="P20"/>
      <text:p text:style-name="P11">10. A função getImposto() dentro da classe ValidadorNotaFiscal passa a lista com todos os IV daquela nota fiscal. Dessa forma, é possível calcular o imposto utilizando toda a sequência de IV daquela NF.</text:p>
      <text:p text:style-name="P11"/>
      <text:p text:style-name="P26">Veja o teste <text:span text:style-name="T5">impostoConheceListaItens(). </text:span><text:span text:style-name="T18">Para deixar claro o uso de uma sequência de IV no cálculo do imposto, fizemos que </text:span><text:span text:style-name="T5">ImpostoCidade </text:span><text:span text:style-name="T18">verificasse se o IV anterior era uma </text:span><text:span text:style-name="T5">COMIDA</text:span><text:span text:style-name="T18">. Isso pode ser visto no método </text:span><text:span text:style-name="T21">Veja a classe NFNaoFinalizada, mais especificamente no <text:s/>construtor. Veja também o teste </text:span><text:span text:style-name="T11">testCriarIVnaNF</text:span><text:span text:style-name="T21">.</text:span><text:span text:style-name="T18"> da classe </text:span><text:span text:style-name="T5">ImpostoCidade- </text:span><text:span text:style-name="T9"><text:s/>– </text:span><text:span text:style-name="T14">arquivo Requisito10_</text:span><text:span text:style-name="T15">15_</text:span><text:span text:style-name="T14">17_18</text:span><text:span text:style-name="T5">.</text:span></text:p>
      <text:p text:style-name="P25"><text:span text:style-name="T5"/></text:p>
      <text:p text:style-name="P11">11. Riscado</text:p>
      <text:p text:style-name="P11"/>
      <text:p text:style-name="P11">12. <text:span text:style-name="T36">Utilizamos um Enumerador para carga tributária. Assim, para adicionar novas categorias basta criar um novo tipo.</text:span></text:p>
      <text:p text:style-name="P11"/>
      <text:p text:style-name="P25">Veja o ENUM <text:span text:style-name="T5">CategoriaTributaria</text:span><text:span text:style-name="T18"> dentro da classe </text:span><text:span text:style-name="T5">Imposto.</text:span></text:p>
      <text:p text:style-name="P11"/>
      <text:p text:style-name="P12">13. <text:s/>Uma vez que NFNaoFinalizada é uma classe mutável, ela possui getters/setters de maneira apropriada permitindo modificar a nota fiscal antes que ela seja finalizada. Além disso, a classe não permite acesso de escrita uma vez que no método getListaItemDeVenda() o retorno é uma cópia da lista original <text:span text:style-name="T29">do tipo ummodifiable. Assim, o cliente não conseguiria modificar o objeto de maneira indevida.</text:span></text:p>
      <text:p text:style-name="P12"/>
      <text:p text:style-name="P27">Veja teste <text:span text:style-name="T12">editarNFNaoFinalizada - </text:span><text:span text:style-name="T9"><text:s/>– </text:span><text:span text:style-name="T14">arquivo Requisito13</text:span><text:span text:style-name="T12">.</text:span></text:p>
      <text:p text:style-name="P12"/>
      <text:p text:style-name="P13"><text:soft-page-break/>14. No projeto, temos um package apenas para os bancos de dados. Desse modo, os bancos de dados são invisíveis para o restante do projeto. Os bancos de dados são acessívei através de um objeto do tipo Facade. Cada banco de dado possui o seu facade específico: FacadeBDImposto, FacadeBDNotaFiscal e FacadeBDProdutoServico. Além de ser do tipo Facade, essas classes são Singletons, garantindo que exista um único objeto para cada BD.</text:p>
      <text:p text:style-name="P13"/>
      <text:p text:style-name="P28">Veja o packge <text:span text:style-name="T5">bd</text:span><text:span text:style-name="T18">. Veja as classes </text:span><text:span text:style-name="T5">BD </text:span><text:span text:style-name="T18">e suas </text:span><text:span text:style-name="T5">Facade.</text:span></text:p>
      <text:p text:style-name="P13"/>
      <text:p text:style-name="P14">15. Dentro de cada tipo de imposto, existe uma implementação para o cálculo do valor daquele imposto especificamente. Assim, o cálculo do imposto está desacoplado do resto do sistema e torna possível modificar esse cálculo dependendo da necessidade. Observe que o modelo de imposto segue a ideia do Padrão de Projeto Strategy, uma vez que o detalhe de implementação do algoritmo está dentro das classes derivadas.</text:p>
      <text:p text:style-name="P14"/>
      <text:p text:style-name="P29">Veja a olhar a implementação da classe <text:span text:style-name="T5">Imposto</text:span><text:span text:style-name="T18">, pois os código são separados por tipo de Imposto e por tipo de Carga Tributária. Caso queira ver o cálculo na prática, veja, novamente, o teste </text:span><text:span text:style-name="T5">i</text:span><text:span text:style-name="T13">mpostoEstadoConheceListaItens() </text:span><text:span text:style-name="T9"><text:s/>– </text:span><text:span text:style-name="T14">arquivo Requisito1</text:span><text:span text:style-name="T15">0_15_17_18</text:span><text:span text:style-name="T13">.</text:span></text:p>
      <text:p text:style-name="P28"><text:span text:style-name="T13"/></text:p>
      <text:p text:style-name="P14">16. Todas as classes que são retiradas dos Bds possuem atributos do tipo final, admitindo apenas <text:span text:style-name="T30">atribuição de valor durante a contrução do objeto. Além disso, os getters de lista retornam sempre cópia da lista e do tipo ummodifiable, tornando impossível o acesso de escrita indevido.</text:span></text:p>
      <text:p text:style-name="P14"/>
      <text:p text:style-name="P28">Veja as classes <text:span text:style-name="T5">ProdutoServico</text:span>, <text:span text:style-name="T5">NFFinal</text:span> e <text:span text:style-name="T5">Imposto</text:span>.</text:p>
      <text:p text:style-name="P28"/>
      <text:p text:style-name="P15">17. A solução adotada foi fazer a P/S seguir o Padrão de Projeto Composite. Assim, cada P/S pode ser formado por um conjunto de outros P/S. Além disso, utiliza-se Imposto é do tipo Visitor, pois deve calcular <text:span text:style-name="T31">o imposto</text:span> <text:span text:style-name="T31">sobre um determinado P/S e para isso deve ser capaz de iterar sobre todos os componentes do P/S alvo. Além disso, ValidadorNotaFiscal também é um Visitor, pois ele é quem calcula o preço de uma nota fiscal e, desse modo, deve ser capaz de calcular o preço final de cada P/S dentro da NF.</text:span></text:p>
      <text:p text:style-name="P15"/>
      <text:p text:style-name="P30">Veja o teste <text:span text:style-name="T5">impostoConheceListaItens()</text:span><text:span text:style-name="T18">. O produto </text:span><text:span text:style-name="T5">bulldog </text:span><text:span text:style-name="T18">possui o filho </text:span><text:span text:style-name="T5">ração</text:span><text:span text:style-name="T18">. Assim, ao calcular o preço de bulldog ele percorre toda a árvore e leva em conta todos os nós para calcular o preço. </text:span><text:span text:style-name="T23">Ver</text:span><text:span text:style-name="T18"> </text:span><text:span text:style-name="T14">arquivo Requisito1</text:span><text:span text:style-name="T15">0_15_17_18</text:span></text:p>
      <text:p text:style-name="P15"/>
      <text:p text:style-name="P16">18. <text:s/>Como mencionado no item anterior, Imposto é do tipo Visitor e, desse modo, consegue acessar todos os nós de um P/S.</text:p>
      <text:p text:style-name="P16"/>
      <text:p text:style-name="P30">Veja o teste <text:span text:style-name="T5">impostoConheceListaItens()</text:span><text:span text:style-name="T18">. </text:span><text:span text:style-name="T22">Veja que o imposto percorre toda a árvore para calcular o imposto. </text:span><text:span text:style-name="T23">Ver</text:span><text:span text:style-name="T22"> </text:span><text:span text:style-name="T14">arquivo Requisito1</text:span><text:span text:style-name="T15">0_15_17_18</text:span></text:p>
      <text:p text:style-name="P16"/>
      <text:p text:style-name="P16">19. <text:s/><text:span text:style-name="T32">Cada imposto recebe em seu construtor um objeto Singleton do tipo IData. <text:s/>Assim, o método getImposto() pode acessar o valor dos impostos totais que está salvo dentro de Idata. Além disso, sempre que o método getImposto() calcula o valor do imposto, ele chama o método update() de IData para atualizar o valor total dos impostos calculados. Assim, IData de cada tipo de imposto sempre estará atualizado com os valores calculados e a informação armazenada por ele pode ser utilizada para calcular novos impostos. Como IData guarda apenas informação, ele é do tipo Data Object.</text:span></text:p>
      <text:p text:style-name="P16"/>
      <text:p text:style-name="P32">Veja a classe <text:span text:style-name="T5">IData. </text:span><text:span text:style-name="T18">Veja o teste </text:span><text:span text:style-name="T5">impostoConheceIData() - </text:span><text:span text:style-name="T15">arquivo Requisito19</text:span><text:span text:style-name="T18">. <text:s/></text:span></text:p>
      <text:p text:style-name="P17"><text:soft-page-break/>20. <text:s/><text:span text:style-name="T33">Dentro de NF adicionamos o campo outros. Assim, caso o cliente deseje expandir a nota fiscal, bastaria utilizar esse campo. Além disso, esse campo já pode ser utilizado pelo builder de nota fiscal.</text:span></text:p>
      <text:p text:style-name="P31"/>
      <text:p text:style-name="P31">Veja as classe <text:span text:style-name="T5">NFFinal</text:span> e <text:span text:style-name="T5">NFNaoValidada</text:span>. Veja o teste <text:span text:style-name="T5">addParametroOutros(). - </text:span><text:span text:style-name="T16">Requisito20</text:span><text:span text:style-name="T5"> </text:span><text:span text:style-name="T18">No teste adicionamos uma String no campo outros e depois comparamos.</text:span></text:p>
      <text:p text:style-name="P17"/>
      <text:p text:style-name="P18">21. <text:s/><text:span text:style-name="T35">O único problema seria imprimir cada item de P/S, pois esse segue o Padrão Composite, e imprimir cada imposto separadamente. A solução foi utilizar um Visitor para percorrer cada P/S de cada IV dentro da NF. Além disso, adicionamos um HashMap que guarda o valor total para cada tipo de imposto.</text:span></text:p>
      <text:p text:style-name="P18"/>
      <text:p text:style-name="P32">Veja classe <text:span text:style-name="T5">NFFinal </text:span><text:span text:style-name="T18">o método </text:span><text:span text:style-name="T5">print()</text:span><text:span text:style-name="T18">. Veja também o teste </text:span><text:span text:style-name="T5">printNFFinal – </text:span><text:span text:style-name="T17">arquivo requisito21</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T Sans" svg:font-family="'PT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6:33:02.649936345</meta:creation-date>
    <dc:date>2017-11-20T12:02:58.013527918</dc:date>
    <meta:editing-duration>PT1H32M36S</meta:editing-duration>
    <meta:editing-cycles>11</meta:editing-cycles>
    <meta:generator>LibreOffice/5.4.2.2$Linux_X86_64 LibreOffice_project/40m0$Build-2</meta:generator>
    <meta:document-statistic meta:table-count="0" meta:image-count="0" meta:object-count="0" meta:page-count="4" meta:paragraph-count="40" meta:word-count="1491" meta:character-count="9290" meta:non-whitespace-character-count="7810"/>
  </office:meta>
</office:document-meta>
</file>